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F000000903DD354900D7DADD8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8.865cm" svg:height="24.25cm" svg:x="10.5cm" svg:y="3.25cm">
          <draw:image xlink:href="Pictures/100002010000008F000000903DD354900D7DAD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38:37.762767464</dc:date>
    <meta:editing-duration>PT26M26S</meta:editing-duration>
    <meta:editing-cycles>10</meta:editing-cycles>
    <meta:generator>LibreOffice/7.0.6.2$Linux_X86_64 LibreOffice_project/00$Build-2</meta:generator>
    <meta:document-statistic meta:object-count="7"/>
  </office:meta>
</office:document-meta>
</file>